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0083in" table:align="left"/>
    </style:style>
    <style:style style:name="Table1.A" style:family="table-column">
      <style:table-column-properties style:column-width="0.3806in"/>
    </style:style>
    <style:style style:name="Table1.B" style:family="table-column">
      <style:table-column-properties style:column-width="0.4069in"/>
    </style:style>
    <style:style style:name="Table1.C" style:family="table-column">
      <style:table-column-properties style:column-width="3.220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3507in" table:align="left"/>
    </style:style>
    <style:style style:name="Table2.A" style:family="table-column">
      <style:table-column-properties style:column-width="0.3806in"/>
    </style:style>
    <style:style style:name="Table2.B" style:family="table-column">
      <style:table-column-properties style:column-width="0.2403in"/>
    </style:style>
    <style:style style:name="Table2.C" style:family="table-column">
      <style:table-column-properties style:column-width="1.729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b5cd2" officeooo:paragraph-rsid="001b5cd2"/>
    </style:style>
    <style:style style:name="P2" style:family="paragraph" style:parent-style-name="Standard">
      <style:text-properties officeooo:rsid="001ea6a7" officeooo:paragraph-rsid="001ea6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LL CRAFT: 0x30</text:p>
      <text:p text:style-name="P1"/>
      <text:p text:style-name="P1">FLEX 1: <text:s text:c="2"/>0x49</text:p>
      <text:p text:style-name="P1">FLEX 2: <text:s text:c="2"/>0x48</text:p>
      <text:p text:style-name="P1">FLEX 3: <text:s text:c="2"/>0x4B</text:p>
      <text:p text:style-name="P1">FLEX 4: <text:s text:c="2"/>0x4A</text:p>
      <text:p text:style-name="P1"/>
      <text:p text:style-name="P2">FLEX HAS 30 ZONES (0 -29)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Flex</text:p>
          </table:table-cell>
          <table:table-cell table:style-name="Table1.A1" office:value-type="string">
            <text:p text:style-name="Table_20_Contents">0x48</text:p>
          </table:table-cell>
          <table:table-cell table:style-name="Table1.A1" office:value-type="string">
            <text:p text:style-name="Table_20_Contents">0x49 0x4A 0x4B 0x4C 0x4D 0x4E 0x4F 0x50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Flex</text:p>
          </table:table-cell>
          <table:table-cell table:style-name="Table2.A1" office:value-type="string">
            <text:p text:style-name="Table_20_Contents">72</text:p>
          </table:table-cell>
          <table:table-cell table:style-name="Table2.A1" office:value-type="string">
            <text:p text:style-name="Table_20_Contents">73 74 75 76 77 78 79 8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6:45:32.454000000</meta:creation-date>
    <dc:date>2024-11-06T17:37:58.889000000</dc:date>
    <meta:editing-duration>PT52M26S</meta:editing-duration>
    <meta:editing-cycles>3</meta:editing-cycles>
    <meta:generator>LibreOffice/7.5.0.3$Windows_X86_64 LibreOffice_project/c21113d003cd3efa8c53188764377a8272d9d6de</meta:generator>
    <meta:document-statistic meta:table-count="2" meta:image-count="0" meta:object-count="0" meta:page-count="1" meta:paragraph-count="12" meta:word-count="41" meta:character-count="174" meta:non-whitespace-character-count="137"/>
  </office:meta>
</office:document-meta>
</file>